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LibOComputerCode_20_ZeilenNr">
      <style:text-properties officeooo:paragraph-rsid="000e7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8895933" text:style-name="LibOZeilenNummer">
        <text:list-item text:start-value="1">
          <text:p text:style-name="P1">
            <text:span text:style-name="MakroReservierterAusdruck">SUB Attachment(oEvent AS OBJECT)</text:span>
          </text:p>
        </text:list-item>
        <text:list-item>
          <text:p text:style-name="P1">
            <text:span text:style-name="MakroReservierterAusdruck"><text:tab/>DIM oForm AS OBJECT</text:span>
          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bOTextkörper" style:family="paragraph" style:parent-style-name="Standard" style:master-page-name="">
      <style:paragraph-properties fo:margin-left="0cm" fo:margin-right="0cm" fo:margin-top="0cm" fo:margin-bottom="0.212cm" loext:contextual-spacing="false" fo:orphans="2" fo:widows="2" fo:hyphenation-ladder-count="no-limit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hyphenate="true" fo:hyphenation-remain-char-count="3" fo:hyphenation-push-char-count="3" loext:hyphenation-no-caps="false"/>
    </style:style>
    <style:style style:name="LibOComputerCode_20_ZeilenNr" style:display-name="LibOComputerCode ZeilenNr" style:family="paragraph" style:parent-style-name="LibOTextkörper" style:list-style-name="LibOZeilenNummer">
      <style:paragraph-properties fo:margin-top="0cm" fo:margin-bottom="0cm" loext:contextual-spacing="false" text:number-lines="true" text:line-number="1"/>
      <style:text-properties style:font-name="Liberation Mono" fo:font-family="'Liberation Mono'" style:font-style-name="Standard" style:font-family-generic="modern" style:font-pitch="fixed" fo:font-size="9pt" fo:language="zxx" fo:country="none"/>
    </style:style>
    <style:style style:name="LibOZeilennummer" style:family="text">
      <style:text-properties fo:background-color="#dcdcdc"/>
    </style:style>
    <style:style style:name="Numbering_20_Symbols" style:display-name="Numbering Symbols" style:family="text"/>
    <style:style style:name="MakroReservierterAusdruck" style:family="text">
      <style:text-properties fo:color="#0000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bOZeilenNummer">
      <text:list-level-style-number text:level="1" text:style-name="LibOZeilennummer" style:num-prefix=" 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obert Großkopf</meta:initial-creator>
    <meta:creation-date>2020-07-06T09:51:07.218682042</meta:creation-date>
    <dc:date>2020-07-06T09:52:04.958647907</dc:date>
    <dc:creator>Robert Großkopf</dc:creator>
    <meta:editing-duration>PT58S</meta:editing-duration>
    <meta:editing-cycles>1</meta:editing-cycles>
    <meta:document-statistic meta:table-count="0" meta:image-count="0" meta:object-count="0" meta:page-count="1" meta:paragraph-count="2" meta:word-count="10" meta:character-count="56" meta:non-whitespace-character-count="47"/>
    <meta:generator>LibreOffice/6.4.5.2$Linux_X86_64 LibreOffice_project/a726b36747cf2001e06b58ad5db1aa3a9a1872d6</meta:generator>
  </office:meta>
</office:document-meta>
</file>